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table:number-columns-repeated="9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table:number-columns-repeated="97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2T17:45:35.669875157</dc:date>
    <meta:editing-duration>P28DT22H11M37S</meta:editing-duration>
    <meta:editing-cycles>67</meta:editing-cycles>
    <meta:generator>LibreOffice/5.1.6.2$Linux_X86_64 LibreOffice_project/10m0$Build-2</meta:generator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26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